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cm" svg:stroke-color="#000000" draw:marker-start-width="0.125cm" draw:marker-end-width="0.125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cm" svg:stroke-color="#000000" draw:fill="none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cm"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width="0cm" svg:stroke-color="#000000"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dash" draw:stroke-dash="Fine_20_Dashed" svg:stroke-width="0cm"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1.3cm" svg:height="1cm" svg:x="1.3cm" svg:y="10.7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95cm" svg:y1="10.7cm" svg:x2="6.95cm" svg:y2="11.7cm" draw:start-shape="id1" draw:start-glue-point="0" draw:end-shape="id1" draw:end-glue-point="2" svg:d="M6950 10700v1000" svg:viewBox="0 0 1 1001">
          <text:p/>
        </draw:connector>
        <draw:frame draw:style-name="gr3" xml:id="id11" draw:id="id11" draw:layer="layout" svg:width="4cm" svg:height="0.962cm" svg:x="2.1cm" svg:y="10.7cm">
          <draw:text-box>
            <text:p>TPF Server</text:p>
          </draw:text-box>
        </draw:frame>
        <draw:frame draw:style-name="gr4" xml:id="id9" draw:id="id9" draw:layer="layout" svg:width="5.7cm" svg:height="0.962cm" svg:x="7cm" svg:y="10.7cm">
          <draw:text-box>
            <text:p>SPARQL Endpoint</text:p>
          </draw:text-box>
        </draw:frame>
        <draw:frame draw:style-name="gr5" draw:text-style-name="P2" draw:layer="layout" svg:width="1.755cm" svg:height="0.806cm" svg:x="1.1cm" svg:y="1.8cm">
          <draw:text-box>
            <text:p text:style-name="P2"><text:span text:style-name="T1">Proxy</text:span></text:p>
          </draw:text-box>
        </draw:frame>
        <draw:custom-shape draw:style-name="gr6" draw:text-style-name="P1" draw:layer="layout" svg:width="12.6cm" svg:height="8.6cm" svg:x="0.2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2" draw:id="id12" draw:layer="layout" svg:width="6.7cm" svg:height="1cm" svg:x="3.8cm" svg:y="2.2cm">
          <text:p/>
          <draw:enhanced-geometry svg:viewBox="0 0 21600 21600" draw:type="rectangle" draw:enhanced-path="M 0 0 L 21600 0 21600 21600 0 21600 0 0 Z N"/>
        </draw:custom-shape>
        <draw:frame draw:style-name="gr8" xml:id="id5" draw:id="id5" draw:layer="layout" svg:width="6.61cm" svg:height="1.012cm" svg:x="3.79cm" svg:y="2.2cm">
          <draw:text-box>
            <text:p>SPARQL 1.1 Protocol</text:p>
          </draw:text-box>
        </draw:frame>
        <draw:custom-shape draw:style-name="gr9" draw:text-style-name="P1" xml:id="id3" draw:id="id3" draw:layer="layout" svg:width="3.3cm" svg:height="1cm" svg:x="0.6cm" svg:y="3.9cm">
          <text:p text:style-name="P1">Analysers</text:p>
          <draw:enhanced-geometry svg:viewBox="0 0 21600 21600" draw:type="rectangle" draw:enhanced-path="M 0 0 L 21600 0 21600 21600 0 21600 0 0 Z N"/>
        </draw:custom-shape>
        <draw:custom-shape draw:style-name="gr9" draw:text-style-name="P1" xml:id="id2" draw:id="id2" draw:layer="layout" svg:width="4.9cm" svg:height="0.9cm" svg:x="6.1cm" svg:y="3.5cm">
          <text:p text:style-name="P1">Parse to Algebra</text:p>
          <draw:enhanced-geometry svg:viewBox="0 0 21600 21600" draw:type="rectangle" draw:enhanced-path="M 0 0 L 21600 0 21600 21600 0 21600 0 0 Z N"/>
        </draw:custom-shape>
        <draw:custom-shape draw:style-name="gr9" draw:text-style-name="P1" xml:id="id7" draw:id="id7" draw:layer="layout" svg:width="4.5cm" svg:height="1.3cm" svg:x="4.681cm" svg:y="5.893cm">
          <text:p text:style-name="P1">Query Planner</text:p>
          <draw:enhanced-geometry svg:viewBox="0 0 21600 21600" draw:type="rectangle" draw:enhanced-path="M 0 0 L 21600 0 21600 21600 0 21600 0 0 Z N"/>
        </draw:custom-shape>
        <draw:custom-shape draw:style-name="gr9" draw:text-style-name="P1" xml:id="id10" draw:id="id10" draw:layer="layout" svg:width="3.1cm" svg:height="0.6cm" svg:x="3cm" svg:y="9cm">
          <text:p text:style-name="P1">TPF Client</text:p>
          <draw:enhanced-geometry svg:viewBox="0 0 21600 21600" draw:type="rectangle" draw:enhanced-path="M 0 0 L 21600 0 21600 21600 0 21600 0 0 Z N"/>
        </draw:custom-shape>
        <draw:custom-shape draw:style-name="gr9" draw:text-style-name="P1" xml:id="id8" draw:id="id8" draw:layer="layout" svg:width="4.4cm" svg:height="1cm" svg:x="7.4cm" svg:y="8.6cm">
          <text:p text:style-name="P1">SPARQL Client</text:p>
          <draw:enhanced-geometry svg:viewBox="0 0 21600 21600" draw:type="rectangle" draw:enhanced-path="M 0 0 L 21600 0 21600 21600 0 21600 0 0 Z N"/>
        </draw:custom-shape>
        <draw:custom-shape draw:style-name="gr9" draw:text-style-name="P1" xml:id="id6" draw:id="id6" draw:layer="layout" svg:width="2.4cm" svg:height="1.1cm" svg:x="10.29cm" svg:y="5.693cm">
          <text:p text:style-name="P1">Cache</text:p>
          <draw:enhanced-geometry svg:viewBox="0 0 21600 21600" draw:type="rectangle" draw:enhanced-path="M 0 0 L 21600 0 21600 21600 0 21600 0 0 Z N"/>
        </draw:custom-shape>
        <draw:custom-shape draw:style-name="gr9" draw:text-style-name="P1" xml:id="id4" draw:id="id4" draw:layer="layout" svg:width="3.3cm" svg:height="1cm" svg:x="0.6cm" svg:y="6.1cm">
          <text:p text:style-name="P1">Prefetcher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6.1cm" svg:y1="3.95cm" svg:x2="3.9cm" svg:y2="4.4cm" draw:start-shape="id2" draw:start-glue-point="3" draw:end-shape="id3" svg:d="M6100 3950c-1650 0-550 450-2200 450" svg:viewBox="0 0 2201 451">
          <text:p/>
        </draw:connector>
        <draw:connector draw:style-name="gr10" draw:text-style-name="P1" draw:layer="layout" draw:type="curve" svg:x1="2.25cm" svg:y1="4.9cm" svg:x2="2.25cm" svg:y2="6.1cm" draw:start-shape="id3" draw:start-glue-point="2" draw:end-shape="id4" svg:d="M2250 4900v1200" svg:viewBox="0 0 1 1201">
          <text:p/>
        </draw:connector>
        <draw:connector draw:style-name="gr10" draw:text-style-name="P1" draw:layer="layout" draw:type="curve" svg:x1="7.095cm" svg:y1="3.212cm" svg:x2="8.55cm" svg:y2="3.5cm" draw:start-shape="id5" draw:start-glue-point="2" draw:end-shape="id2" draw:end-glue-point="0" svg:d="M7095 3212c0 216 1455 72 1455 288" svg:viewBox="0 0 1456 289">
          <text:p/>
        </draw:connector>
        <draw:connector draw:style-name="gr10" draw:text-style-name="P1" draw:layer="layout" draw:type="curve" draw:line-skew="0.164cm" svg:x1="10.29cm" svg:y1="6.243cm" svg:x2="9.181cm" svg:y2="6.543cm" draw:start-shape="id6" draw:start-glue-point="3" draw:end-shape="id7" draw:end-glue-point="1" svg:d="M10290 6243c-585 0-31 300-1109 300" svg:viewBox="0 0 1110 301">
          <text:p/>
        </draw:connector>
        <draw:connector draw:style-name="gr10" draw:text-style-name="P1" draw:layer="layout" draw:type="curve" draw:line-skew="0.144cm 0.398cm" svg:x1="6.931cm" svg:y1="5.893cm" svg:x2="3.79cm" svg:y2="2.706cm" draw:start-shape="id7" draw:start-glue-point="0" draw:end-shape="id5" draw:end-glue-point="3" svg:d="M6931 5893c0-1795-1622-1496-2445-1844s-849-1343-696-1343" svg:viewBox="0 0 3215 3188">
          <text:p/>
        </draw:connector>
        <draw:connector draw:style-name="gr11" draw:text-style-name="P1" draw:layer="layout" draw:type="curve" svg:x1="9.6cm" svg:y1="9.6cm" svg:x2="9.85cm" svg:y2="10.7cm" draw:start-shape="id8" draw:start-glue-point="2" draw:end-shape="id9" svg:d="M9600 9600c0 826 250 277 250 1100" svg:viewBox="0 0 251 1101">
          <text:p/>
        </draw:connector>
        <draw:connector draw:style-name="gr11" draw:text-style-name="P1" draw:layer="layout" draw:type="curve" svg:x1="4.55cm" svg:y1="9.6cm" svg:x2="4.1cm" svg:y2="10.7cm" draw:start-shape="id10" draw:end-shape="id11" svg:d="M4550 9600c0 826-450 277-450 1100" svg:viewBox="0 0 451 1101">
          <text:p/>
        </draw:connector>
        <draw:connector draw:style-name="gr10" draw:text-style-name="P1" draw:layer="layout" draw:type="curve" draw:line-skew="0.353cm" svg:x1="8.55cm" svg:y1="4.4cm" svg:x2="6.931cm" svg:y2="5.893cm" draw:start-shape="id2" draw:start-glue-point="2" draw:end-shape="id7" draw:end-glue-point="0" svg:d="M8550 4400c0 1650-1619 904-1619 1493" svg:viewBox="0 0 1620 1494">
          <text:p/>
        </draw:connector>
        <draw:connector draw:style-name="gr10" draw:text-style-name="P1" draw:layer="layout" draw:type="curve" draw:line-skew="0.203cm" svg:x1="4.55cm" svg:y1="9cm" svg:x2="11.49cm" svg:y2="6.793cm" draw:start-shape="id10" draw:end-shape="id6" draw:end-glue-point="2" svg:d="M4550 9000c0-1350 6940-247 6940-2207" svg:viewBox="0 0 6941 2208">
          <text:p/>
        </draw:connector>
        <draw:connector draw:style-name="gr11" draw:text-style-name="P1" draw:layer="layout" draw:type="curve" draw:line-skew="-0.397cm" svg:x1="6.931cm" svg:y1="7.193cm" svg:x2="4.55cm" svg:y2="9cm" draw:start-shape="id7" draw:start-glue-point="2" draw:end-shape="id10" draw:end-glue-point="0" svg:d="M6931 7193c0 760-2381-143-2381 1807" svg:viewBox="0 0 2382 1808">
          <text:p/>
        </draw:connector>
        <draw:connector draw:style-name="gr11" draw:text-style-name="P1" draw:layer="layout" draw:type="curve" draw:line-skew="-0.297cm" svg:x1="9.6cm" svg:y1="8.6cm" svg:x2="6.931cm" svg:y2="7.193cm" draw:start-shape="id8" draw:start-glue-point="0" draw:end-shape="id7" svg:d="M9600 8600c0-1500-2669-797-2669-1407" svg:viewBox="0 0 2670 1408">
          <text:p/>
        </draw:connector>
        <draw:connector draw:style-name="gr11" draw:text-style-name="P1" draw:layer="layout" draw:type="curve" svg:x1="10.5cm" svg:y1="2.7cm" svg:x2="11.49cm" svg:y2="5.693cm" draw:start-shape="id12" draw:start-glue-point="1" draw:end-shape="id6" draw:end-glue-point="0" svg:d="M10500 2700c660 0 990 997 990 2993" svg:viewBox="0 0 991 2994">
          <text:p/>
        </draw:connector>
        <draw:custom-shape draw:style-name="gr12" draw:text-style-name="P1" xml:id="id13" draw:id="id13" draw:layer="layout" svg:width="5.5cm" svg:height="0.8cm" svg:x="4cm" svg:y="0.3cm"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6.75cm" svg:y1="1.1cm" svg:x2="7.095cm" svg:y2="2.2cm" draw:start-shape="id13" draw:start-glue-point="2" draw:end-shape="id5" draw:end-glue-point="0" svg:d="M6750 1100c0 826 345 277 345 1100" svg:viewBox="0 0 346 1101">
          <text:p/>
        </draw:connector>
        <draw:connector draw:style-name="gr10" draw:text-style-name="P1" draw:layer="layout" draw:type="curve" svg:x1="2.25cm" svg:y1="7.1cm" svg:x2="3cm" svg:y2="9.3cm" draw:start-shape="id4" draw:start-glue-point="2" draw:end-shape="id10" draw:end-glue-point="3" svg:d="M2250 7100c0 1467 250 2200 750 2200" svg:viewBox="0 0 751 2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1cm" fo:margin-left="0.1cm" fo:margin-right="0.1cm" fo:page-width="13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jetil Kjernsmo</meta:initial-creator>
    <meta:creation-date>2016-07-29T10:59:42.172344441</meta:creation-date>
    <dc:date>2016-07-29T13:06:18.680824417</dc:date>
    <dc:creator>Kjetil Kjernsmo</dc:creator>
    <meta:editing-duration>PT1H56M2S</meta:editing-duration>
    <meta:editing-cycles>5</meta:editing-cycles>
    <meta:generator>LibreOffice/4.2.8.2$Linux_X86_64 LibreOffice_project/420m0$Build-2</meta:generator>
    <meta:document-statistic meta:object-count="30"/>
  </office:meta>
</office:document-meta>
</file>